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18000000D851DC808A.svm" manifest:media-type=""/>
  <manifest:file-entry manifest:full-path="Pictures/200000010000022A00000131F1AA763C.svm" manifest:media-type=""/>
  <manifest:file-entry manifest:full-path="Pictures/2000000100000131000000D8744C42C9.svm" manifest:media-type=""/>
  <manifest:file-entry manifest:full-path="Pictures/200000010000017000000129D9D0866D.svm" manifest:media-type=""/>
  <manifest:file-entry manifest:full-path="Pictures/20000001000000FE000000FA28DF3A34.svm" manifest:media-type=""/>
  <manifest:file-entry manifest:full-path="Pictures/20000001000001960000012DA2D96289.svm" manifest:media-type=""/>
  <manifest:file-entry manifest:full-path="Pictures/2000000100000124000000D835B2CD1B.svm" manifest:media-type=""/>
  <manifest:file-entry manifest:full-path="Pictures/200000010000022A0000013157A6BD97.svm" manifest:media-type=""/>
  <manifest:file-entry manifest:full-path="Pictures/200000010000010300000129DE440841.svm" manifest:media-type=""/>
  <manifest:file-entry manifest:full-path="Pictures/20000002000001FA000000BCE5F490E0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P5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XB Tabriz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61cm" svg:height="2.793cm" svg:x="0.873cm" svg:y="0.874cm">
          <draw:image xlink:href="Pictures/20000002000001FA000000BCE5F490E0.eps" xlink:type="simple" xlink:show="embed" xlink:actuate="onLoad">
            <text:p/>
          </draw:image>
        </draw:frame>
        <draw:frame draw:style-name="gr2" draw:text-style-name="P3" draw:layer="layout" svg:width="0.869cm" svg:height="0.916cm" svg:x="4.323cm" svg:y="3.09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2.852cm" svg:y="3.098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3" draw:text-style-name="P4" draw:layer="layout" svg:x1="5.432cm" svg:y1="0.774cm" svg:x2="6.053cm" svg:y2="0.774cm">
          <text:p/>
        </draw:line>
        <draw:frame draw:style-name="gr2" draw:text-style-name="P5" draw:layer="layout" svg:width="0.731cm" svg:height="0.916cm" svg:x="7.886cm" svg:y="0.826cm">
          <draw:text-box>
            <text:p><text:span text:style-name="T3">+</text:span></text:p>
          </draw:text-box>
        </draw:frame>
        <draw:frame draw:style-name="gr2" draw:text-style-name="P5" draw:layer="layout" svg:width="0.731cm" svg:height="0.916cm" svg:x="7.871cm" svg:y="2.993cm">
          <draw:text-box>
            <text:p><text:span text:style-name="T3">-</text:span></text:p>
          </draw:text-box>
        </draw:frame>
        <draw:custom-shape draw:style-name="gr4" draw:text-style-name="P4" draw:layer="layout" svg:width="1.29cm" svg:height="2.516cm" svg:x="6.634cm" svg:y="1.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0.731cm" svg:height="0.916cm" svg:x="2.608cm" svg:y="1.446cm">
          <draw:text-box>
            <text:p><text:span text:style-name="T3">+</text:span></text:p>
          </draw:text-box>
        </draw:frame>
        <draw:frame draw:style-name="gr2" draw:text-style-name="P5" draw:layer="layout" svg:width="0.731cm" svg:height="0.916cm" svg:x="2.633cm" svg:y="2.75cm">
          <draw:text-box>
            <text:p><text:span text:style-name="T3">-</text:span></text:p>
          </draw:text-box>
        </draw:frame>
        <draw:frame draw:style-name="gr5" draw:text-style-name="P1" draw:layer="layout" svg:width="0.664cm" svg:height="0.365cm" svg:x="6.722cm" svg:y="2.13cm">
          <draw:image xlink:href="Pictures/200000010000022A0000013157A6BD97.svm" xlink:type="simple" xlink:show="embed" xlink:actuate="onLoad">
            <text:p/>
          </draw:image>
        </draw:frame>
        <draw:frame draw:style-name="gr6" draw:text-style-name="P1" draw:layer="layout" svg:width="0.349cm" svg:height="0.258cm" svg:x="7.085cm" svg:y="3.027cm">
          <draw:image xlink:href="Pictures/2000000100000124000000D835B2CD1B.svm" xlink:type="simple" xlink:show="embed" xlink:actuate="onLoad">
            <text:p/>
          </draw:image>
        </draw:frame>
        <draw:frame draw:style-name="gr7" draw:text-style-name="P1" draw:layer="layout" svg:width="0.486cm" svg:height="0.36cm" svg:x="8.076cm" svg:y="2.132cm">
          <draw:image xlink:href="Pictures/20000001000001960000012DA2D96289.svm" xlink:type="simple" xlink:show="embed" xlink:actuate="onLoad">
            <text:p/>
          </draw:image>
        </draw:frame>
        <draw:frame draw:style-name="gr8" draw:text-style-name="P1" draw:layer="layout" svg:width="0.304cm" svg:height="0.299cm" svg:x="6.334cm" svg:y="0.477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1" draw:layer="layout" svg:width="0.44cm" svg:height="0.355cm" svg:x="5.362cm" svg:y="0.306cm">
          <draw:image xlink:href="Pictures/200000010000017000000129D9D0866D.svm" xlink:type="simple" xlink:show="embed" xlink:actuate="onLoad">
            <text:p/>
          </draw:image>
        </draw:frame>
        <draw:frame draw:style-name="gr10" draw:text-style-name="P1" draw:layer="layout" svg:width="0.664cm" svg:height="0.365cm" svg:x="4.463cm" svg:y="2.13cm">
          <draw:image xlink:href="Pictures/200000010000022A00000131F1AA763C.svm" xlink:type="simple" xlink:show="embed" xlink:actuate="onLoad">
            <text:p/>
          </draw:image>
        </draw:frame>
        <draw:frame draw:style-name="gr11" draw:text-style-name="P1" draw:layer="layout" svg:width="0.335cm" svg:height="0.258cm" svg:x="0.434cm" svg:y="2.485cm">
          <draw:image xlink:href="Pictures/2000000100000118000000D851DC808A.svm" xlink:type="simple" xlink:show="embed" xlink:actuate="onLoad">
            <text:p/>
          </draw:image>
        </draw:frame>
        <draw:frame draw:style-name="gr8" draw:text-style-name="P1" draw:layer="layout" svg:width="0.304cm" svg:height="0.299cm" svg:x="1.649cm" svg:y="1.071cm">
          <draw:image xlink:href="Pictures/20000001000000FE000000FA28DF3A34.svm" xlink:type="simple" xlink:show="embed" xlink:actuate="onLoad">
            <text:p/>
          </draw:image>
        </draw:frame>
        <draw:line draw:style-name="gr3" draw:text-style-name="P4" draw:layer="layout" svg:x1="1.046cm" svg:y1="1.368cm" svg:x2="1.473cm" svg:y2="1.368cm">
          <text:p/>
        </draw:line>
        <draw:frame draw:style-name="gr12" draw:text-style-name="P1" draw:layer="layout" svg:width="0.31cm" svg:height="0.355cm" svg:x="1.052cm" svg:y="0.9cm">
          <draw:image xlink:href="Pictures/200000010000010300000129DE440841.svm" xlink:type="simple" xlink:show="embed" xlink:actuate="onLoad">
            <text:p/>
          </draw:image>
        </draw:frame>
        <draw:frame draw:style-name="gr6" draw:text-style-name="P1" draw:layer="layout" svg:width="0.349cm" svg:height="0.258cm" svg:x="2.001cm" svg:y="2.485cm">
          <draw:image xlink:href="Pictures/2000000100000124000000D835B2CD1B.svm" xlink:type="simple" xlink:show="embed" xlink:actuate="onLoad">
            <text:p/>
          </draw:image>
        </draw:frame>
        <draw:frame draw:style-name="gr13" draw:text-style-name="P1" draw:layer="layout" svg:width="0.365cm" svg:height="0.258cm" svg:x="2.793cm" svg:y="2.485cm">
          <draw:image xlink:href="Pictures/2000000100000131000000D8744C42C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21:29.394151245</dc:date>
    <meta:editing-duration>PT4M5S</meta:editing-duration>
    <meta:editing-cycles>3</meta:editing-cycles>
    <meta:generator>LibreOffice/4.2.8.2$Linux_x86 LibreOffice_project/420m0$Build-2</meta:generator>
    <meta:document-statistic meta:object-count="21"/>
  </office:meta>
</office:document-meta>
</file>